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2pt" fo:font-weight="bold" officeooo:rsid="001a2d22" officeooo:paragraph-rsid="001a2d22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a2d22" officeooo:paragraph-rsid="001a2d2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a9c9a" officeooo:paragraph-rsid="001a9c9a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bold" officeooo:rsid="001d2039" officeooo:paragraph-rsid="001d203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d2039" officeooo:paragraph-rsid="001d2039" style:font-size-asian="10.5pt" style:font-weight-asian="bold" style:font-size-complex="1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1a2d22" officeooo:paragraph-rsid="001a2d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2d22" officeooo:paragraph-rsid="001a2d2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a9c9a" officeooo:paragraph-rsid="001a9c9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6pt" fo:font-weight="bold" officeooo:rsid="001a2d22" officeooo:paragraph-rsid="001a2d22" style:font-size-asian="36pt" style:font-weight-asian="bold" style:font-size-complex="3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a2d22" officeooo:paragraph-rsid="001a2d22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4pt" fo:font-weight="bold" officeooo:rsid="001a2d22" officeooo:paragraph-rsid="001a2d22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a2d22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2039" officeooo:paragraph-rsid="001d203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9c9a" officeooo:paragraph-rsid="001a9c9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e5ac3" officeooo:paragraph-rsid="001e5ac3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officeooo:rsid="001a2d22" style:font-size-asian="10.5pt" style:font-weight-asian="normal" style:font-size-complex="12pt" style:font-weight-complex="normal"/>
    </style:style>
    <style:style style:name="T3" style:family="text">
      <style:text-properties fo:font-size="12pt" fo:font-weight="bold" officeooo:rsid="001a2d22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ostgreSQL <text:s/>&amp; PgAdmin4 </text:p>
      <text:p text:style-name="P9">installation in Ubuntu</text:p>
      <text:p text:style-name="P10"/>
      <text:p text:style-name="P2"/>
      <text:p text:style-name="P2">PostgreSQL installation:</text:p>
      <text:p text:style-name="P2"/>
      <text:p text:style-name="P2">Step 1: <text:span text:style-name="T1">check os version</text:span></text:p>
      <text:p text:style-name="P7"/>
      <text:p text:style-name="P7">lsb_release -a </text:p>
      <text:p text:style-name="P7"/>
      <text:p text:style-name="P2">Step 2: <text:span text:style-name="T1">update</text:span></text:p>
      <text:p text:style-name="P7"/>
      <text:p text:style-name="P1"><text:span text:style-name="Source_20_Text"><text:span text:style-name="T1">sudo apt update</text:span></text:span></text:p>
      <text:p text:style-name="P7"/>
      <text:p text:style-name="P7"/>
      <text:p text:style-name="P2">Step 3: <text:span text:style-name="T1">apt install postgresql -y</text:span></text:p>
      <text:p text:style-name="P7"/>
      <text:p text:style-name="P1"><text:span text:style-name="Source_20_Text"><text:span text:style-name="T1">sudo apt install postgresql postgresql-contrib</text:span></text:span></text:p>
      <text:p text:style-name="P7"/>
      <text:p text:style-name="P2"/>
      <text:p text:style-name="P3">Step 4: <text:span text:style-name="T1">check running or not</text:span></text:p>
      <text:p text:style-name="P8"/>
      <text:p text:style-name="P8">systemctl start postgresql.service</text:p>
      <text:p text:style-name="P8"/>
      <text:p text:style-name="P8">systemctl status postgresql.service ---&gt; it will display service is active or not active</text:p>
      <text:p text:style-name="P8"/>
      <text:p text:style-name="P8"/>
      <text:p text:style-name="P3">Step 5: <text:span text:style-name="T1">Enable postgresql</text:span></text:p>
      <text:p text:style-name="P8"/>
      <text:p text:style-name="P8">systemctl enable postgresql.service</text:p>
      <text:p text:style-name="P8"/>
      <text:p text:style-name="P8"/>
      <text:p text:style-name="P5">Step 6: <text:span text:style-name="T1">Connect/access postgres</text:span></text:p>
      <text:p text:style-name="P13"/>
      <text:p text:style-name="P4"><text:span text:style-name="Source_20_Text"><text:span text:style-name="T1">sudo -i -u postgres</text:span></text:span></text:p>
      <text:p text:style-name="P13"/>
      <text:p text:style-name="P4"><text:span text:style-name="Source_20_Text"><text:span text:style-name="T1">psql</text:span></text:span></text:p>
      <text:p text:style-name="P13"/>
      <text:p text:style-name="P8"/>
      <text:p text:style-name="P15">Step 7: <text:span text:style-name="T1">create user and database</text:span></text:p>
      <text:p text:style-name="P15"><text:span text:style-name="T1"/></text:p>
      <text:p text:style-name="P15"><text:span text:style-name="T1">create user demouser with password ‘1234’;</text:span></text:p>
      <text:p text:style-name="P15"><text:span text:style-name="T1"/></text:p>
      <text:p text:style-name="P15"><text:span text:style-name="T1">create database demodb;</text:span></text:p>
      <text:p text:style-name="P15"><text:span text:style-name="T1"/></text:p>
      <text:p text:style-name="P15">Step 8: </text:p>
      <text:p text:style-name="P15"><text:span text:style-name="T1"/></text:p>
      <text:p text:style-name="P15"><text:soft-page-break/><text:span text:style-name="T1">grant all privileges on database demodb to demouser;</text:span></text:p>
      <text:p text:style-name="P15"><text:span text:style-name="T1"/></text:p>
      <text:p text:style-name="P15"><text:span text:style-name="T1"/></text:p>
      <text:p text:style-name="P15">Step 9: <text:span text:style-name="T1">exit from postgre</text:span></text:p>
      <text:p text:style-name="P15"><text:span text:style-name="T1"/></text:p>
      <text:p text:style-name="P15"><text:span text:style-name="T1">\q then press enter</text:span></text:p>
      <text:p text:style-name="P15"><text:span text:style-name="T1"/></text:p>
      <text:p text:style-name="P15"><text:span text:style-name="T1">then</text:span></text:p>
      <text:p text:style-name="P15"><text:span text:style-name="T1"/></text:p>
      <text:p text:style-name="P15"><text:span text:style-name="T1">exit;</text:span></text:p>
      <text:p text:style-name="P15"><text:span text:style-name="T1"/></text:p>
      <text:p text:style-name="P15"><text:span text:style-name="T1"/></text:p>
      <text:p text:style-name="P2"/>
      <text:p text:style-name="P11">pgAdmin4 installation:</text:p>
      <text:p text:style-name="P2"/>
      <text:p text:style-name="P2">Step 1: <text:span text:style-name="T1">Add public GPG key</text:span></text:p>
      <text:p text:style-name="P7"/>
      <text:p text:style-name="P6">curl -fsSL https://www.pgadmin.org/static/packages_pgadmin_org.pub | sudo gpg --dearmor -o /etc/apt/trusted.gpg.d/pgadmin.gpg</text:p>
      <text:p text:style-name="P7"/>
      <text:p text:style-name="P7"/>
      <text:p text:style-name="P12"><text:span text:style-name="T3">Step 2: </text:span><text:span text:style-name="T2">A</text:span><text:bookmark text:name="2_Add_pgAdmin_4_repository"/><text:span text:style-name="T1">dd pgAdmin 4 repository</text:span></text:p>
      <text:p text:style-name="P7"/>
      <text:p text:style-name="P7"/>
      <text:p text:style-name="P6">sudo sh -c 'echo "deb https://ftp.postgresql.org/pub/pgadmin/pgadmin4/apt/$(lsb_release -cs) pgadmin4 main" &gt; /etc/apt/sources.list.d/pgadmin4.list'</text:p>
      <text:p text:style-name="P7"/>
      <text:p text:style-name="P2">Step 3: <text:span text:style-name="T1">Update ubuntu 22.04</text:span></text:p>
      <text:p text:style-name="P7"/>
      <text:p text:style-name="P6">sudo apt update &amp;&amp; sudo apt upgrade</text:p>
      <text:p text:style-name="P7"/>
      <text:p text:style-name="P7"/>
      <text:p text:style-name="P2">Step 4: <text:span text:style-name="T1">Install pgAdmin4</text:span></text:p>
      <text:p text:style-name="P7"/>
      <text:p text:style-name="P7">Desktop</text:p>
      <text:p text:style-name="P6">sudo apt install pgadmin4-desktop</text:p>
      <text:p text:style-name="P7"/>
      <text:p text:style-name="P7">Web</text:p>
      <text:p text:style-name="P6">sudo apt install pgadmin4-web</text:p>
      <text:p text:style-name="P7"/>
      <text:p text:style-name="P7">Both Desktop &amp; Web</text:p>
      <text:p text:style-name="P6">sudo apt install pgadmin4</text:p>
      <text:p text:style-name="P7"/>
      <text:p text:style-name="P7"/>
      <text:p text:style-name="P12"><text:span text:style-name="T3">Step 5: </text:span><text:bookmark text:name="5_Configure_the_pgAdmin_user_account"/><text:span text:style-name="T1">Configure the pgAdmin user account</text:span></text:p>
      <text:p text:style-name="P7"/>
      <text:p text:style-name="P6">sudo /usr/pgadmin4/bin/setup-web.sh</text:p>
      <text:p text:style-name="P7"/>
      <text:p text:style-name="P2"><text:span text:style-name="Source_20_Text"><text:span text:style-name="T1">http://your-server-ip-address/pgadmin4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03:31:06.180092084</meta:creation-date>
    <dc:date>2023-06-24T04:02:17.700509453</dc:date>
    <meta:editing-duration>PT6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186" meta:character-count="1359" meta:non-whitespace-character-count="1214"/>
  </office:meta>
</office:document-meta>
</file>